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sdvhir qw[vihq vioqeh<text:s/></text:p>
      <text:p text:style-name="Normal">E ewi h;w ew I HETS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 TES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rek Evans</meta:initial-creator>
    <dc:creator>Derek Evans</dc:creator>
    <meta:creation-date>2020-06-27T19:36:00Z</meta:creation-date>
    <dc:date>2020-06-27T19:37:00Z</dc:date>
    <meta:template xlink:href="Normal" xlink:type="simple"/>
    <meta:editing-cycles>1</meta:editing-cycles>
    <meta:editing-duration>PT60S</meta:editing-duration>
    <meta:document-statistic meta:page-count="1" meta:paragraph-count="2" meta:word-count="165" meta:character-count="1107" meta:row-count="7" meta:non-whitespace-character-count="944"/>
  </office:meta>
</office:document-meta>
</file>